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descrText">
      <style:paragraph-properties fo:margin-left="0cm" fo:margin-right="1.499cm" fo:text-indent="0cm" style:auto-text-indent="false"/>
    </style:style>
    <style:style style:name="P40" style:family="paragraph" style:parent-style-name="Standard" style:list-style-name="L25"/>
    <style:style style:name="P41" style:family="paragraph" style:parent-style-name="Standard" style:list-style-name="L33"/>
    <style:style style:name="P42"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3" style:family="paragraph" style:parent-style-name="Text_20_body" style:list-style-name="L1"/>
    <style:style style:name="P44" style:family="paragraph" style:parent-style-name="Text_20_body" style:list-style-name="L2"/>
    <style:style style:name="P45" style:family="paragraph" style:parent-style-name="Text_20_body" style:list-style-name="L3"/>
    <style:style style:name="P46" style:family="paragraph" style:parent-style-name="Text_20_body" style:list-style-name="L4"/>
    <style:style style:name="P47" style:family="paragraph" style:parent-style-name="Text_20_body" style:list-style-name="L5"/>
    <style:style style:name="P48" style:family="paragraph" style:parent-style-name="Text_20_body" style:list-style-name="L6"/>
    <style:style style:name="P49" style:family="paragraph" style:parent-style-name="Text_20_body" style:list-style-name="L7"/>
    <style:style style:name="P50" style:family="paragraph" style:parent-style-name="Text_20_body" style:list-style-name="L8"/>
    <style:style style:name="P51" style:family="paragraph" style:parent-style-name="Text_20_body" style:list-style-name="L9"/>
    <style:style style:name="P52" style:family="paragraph" style:parent-style-name="Text_20_body" style:list-style-name="L10"/>
    <style:style style:name="P53" style:family="paragraph" style:parent-style-name="Text_20_body" style:list-style-name="L11"/>
    <style:style style:name="P54" style:family="paragraph" style:parent-style-name="Text_20_body" style:list-style-name="L12"/>
    <style:style style:name="P55" style:family="paragraph" style:parent-style-name="Text_20_body" style:list-style-name="L13"/>
    <style:style style:name="P56" style:family="paragraph" style:parent-style-name="Text_20_body" style:list-style-name="L14"/>
    <style:style style:name="P57" style:family="paragraph" style:parent-style-name="Text_20_body" style:list-style-name="L15"/>
    <style:style style:name="P58" style:family="paragraph" style:parent-style-name="Text_20_body" style:list-style-name="L16"/>
    <style:style style:name="P59" style:family="paragraph" style:parent-style-name="Text_20_body" style:list-style-name="L17"/>
    <style:style style:name="P60" style:family="paragraph" style:parent-style-name="Text_20_body" style:list-style-name="L18"/>
    <style:style style:name="P61" style:family="paragraph" style:parent-style-name="Text_20_body" style:list-style-name="L19"/>
    <style:style style:name="P62" style:family="paragraph" style:parent-style-name="Text_20_body" style:list-style-name="L20"/>
    <style:style style:name="P63" style:family="paragraph" style:parent-style-name="Text_20_body" style:list-style-name="L21"/>
    <style:style style:name="P64" style:family="paragraph" style:parent-style-name="Text_20_body" style:list-style-name="L22"/>
    <style:style style:name="P65" style:family="paragraph" style:parent-style-name="Text_20_body" style:list-style-name="L23"/>
    <style:style style:name="P66" style:family="paragraph" style:parent-style-name="Text_20_body" style:list-style-name="L24"/>
    <style:style style:name="P67" style:family="paragraph" style:parent-style-name="Text_20_body" style:list-style-name="L26"/>
    <style:style style:name="P68" style:family="paragraph" style:parent-style-name="Text_20_body" style:list-style-name="L27"/>
    <style:style style:name="P69" style:family="paragraph" style:parent-style-name="Text_20_body" style:list-style-name="L28"/>
    <style:style style:name="P70" style:family="paragraph" style:parent-style-name="Text_20_body" style:list-style-name="L29"/>
    <style:style style:name="P71" style:family="paragraph" style:parent-style-name="Text_20_body" style:list-style-name="L30"/>
    <style:style style:name="P72" style:family="paragraph" style:parent-style-name="Text_20_body" style:list-style-name="L31"/>
    <style:style style:name="P73" style:family="paragraph" style:parent-style-name="Text_20_body" style:list-style-name="L32"/>
    <style:style style:name="P74" style:family="paragraph" style:parent-style-name="Text_20_body" style:list-style-name="L34"/>
    <style:style style:name="P75" style:family="paragraph" style:parent-style-name="Text_20_body" style:list-style-name="L35"/>
    <style:style style:name="P76" style:family="paragraph" style:parent-style-name="Text_20_body" style:list-style-name="L22">
      <style:paragraph-properties fo:margin-left="1.251cm" fo:margin-right="0cm" fo:text-indent="0cm" style:auto-text-indent="false"/>
    </style:style>
    <style:style style:name="P77" style:family="paragraph" style:parent-style-name="Text_20_body" style:list-style-name="L27">
      <style:paragraph-properties fo:margin-left="1.251cm" fo:margin-right="0cm" fo:text-indent="0cm" style:auto-text-indent="false"/>
    </style:style>
    <style:style style:name="P78" style:family="paragraph" style:parent-style-name="Text_20_body" style:list-style-name="L33">
      <style:paragraph-properties fo:margin-left="2.205cm" fo:margin-right="0cm" fo:text-indent="0cm" style:auto-text-indent="false"/>
    </style:style>
    <style:style style:name="P79" style:family="paragraph" style:parent-style-name="Heading_20_1" style:master-page-name="">
      <style:paragraph-properties style:page-number="auto" fo:break-before="page"/>
    </style:style>
    <style:style style:name="P80" style:family="paragraph" style:parent-style-name="Heading_20_1" style:master-page-name="">
      <style:paragraph-properties style:page-number="auto" fo:break-before="page">
        <style:tab-stops/>
      </style:paragraph-properties>
    </style:style>
    <style:style style:name="P81" style:family="paragraph" style:parent-style-name="Heading_20_1" style:master-page-name="">
      <style:paragraph-properties style:page-number="auto" fo:break-before="auto" fo:break-after="auto"/>
    </style:style>
    <style:style style:name="P82" style:family="paragraph" style:parent-style-name="Corps_20_de_20_texte.Paragraph" style:list-style-name="L22">
      <style:paragraph-properties fo:margin-left="1.251cm" fo:margin-right="0cm" fo:text-indent="0cm" style:auto-text-indent="false"/>
    </style:style>
    <style:style style:name="P83" style:family="paragraph" style:parent-style-name="Heading_20_3" style:master-page-name="">
      <style:paragraph-properties style:page-number="auto" fo:break-before="page"/>
    </style:style>
    <style:style style:name="P84" style:family="paragraph" style:parent-style-name="Heading_20_2" style:master-page-name="">
      <style:paragraph-properties style:page-number="auto" fo:break-before="page"/>
    </style:style>
    <style:style style:name="P8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6" style:family="paragraph">
      <style:paragraph-properties fo:text-align="start"/>
      <style:text-properties style:text-line-through-style="none" style:font-name="Arial4" fo:font-size="10pt" fo:font-style="normal" style:text-underline-style="none" fo:font-weight="normal"/>
    </style:style>
    <style:style style:name="P87" style:family="paragraph">
      <style:paragraph-properties fo:text-align="center"/>
      <style:text-properties style:text-line-through-style="none" style:font-name="Arial4" fo:font-size="11pt" fo:font-style="normal" style:text-underline-style="none" fo:font-weight="normal"/>
    </style:style>
    <style:style style:name="P88"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6.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6.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mph-1.7.0.oxt&#13;Update file created : emph.update.xml&#13;&#13;26.04.2021 19:51:32&#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mph-A-1.7.0.oxt&#13;Update file created : emph-A.update.xml&#13;&#13;26.04.2021 19:51:37&#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emph-L-1.9.1.oxt&#13;Update file created : emph-L.update.xml&#13;&#13;07.11.2025 18:55:18&#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
      <text:p text:style-name="P31"/>
      <text:p text:style-name="P32">Extension Compiler</text:p>
      <text:p text:style-name="TitreDoc">Description and Tool for</text:p>
      <text:p text:style-name="TitreDoc">tools eExtension : <text:file-name text:display="name">emph</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4933412416767961106" text:style-name="L1">
        <text:list-item>
          <text:p text:style-name="P43">Basic macros with add-on buttons and / or menus (just like the old Add-On concept)</text:p>
        </text:list-item>
        <text:list-item>
          <text:p text:style-name="P43">Java, JavaScript, Beanshell, Python based scripts with add-on buttons and / or menus</text:p>
        </text:list-item>
        <text:list-item>
          <text:p text:style-name="P43">Only a script library or dialog library without any addition or change in buttons or menu </text:p>
        </text:list-item>
        <text:list-item>
          <text:p text:style-name="P43">Configuration files, including changes (mergings) in existing menus and toolbars</text:p>
        </text:list-item>
        <text:list-item>
          <text:p text:style-name="P43">Extensions containing Uno components</text:p>
        </text:list-item>
        <text:list-item>
          <text:p text:style-name="P43">Extensions using libraries in native computer language.</text:p>
        </text:list-item>
        <text:list-item>
          <text:p text:style-name="P43">Or a mix of the elements above.</text:p>
        </text:list-item>
        <text:list-item>
          <text:p text:style-name="P43">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84"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7209701089778801048" text:style-name="L2">
        <text:list-item>
          <text:p text:style-name="P44">Version 2.1.2 :</text:p>
        </text:list-item>
      </text:list>
      <text:list xml:id="list2203217921321014105" text:style-name="L3">
        <text:list-item>
          <text:list>
            <text:list-item>
              <text:p text:style-name="P45">Localized help : resolved non-functional hyperlink due to API incompatibility introduced by Apache OpenOffice 4.1 (and LibreOffice 4.0).</text:p>
            </text:list-item>
          </text:list>
        </text:list-item>
      </text:list>
      <text:list xml:id="list38827513" text:continue-list="list7209701089778801048" text:style-name="L2">
        <text:list-item>
          <text:p text:style-name="P44">Version 2.1.1 :</text:p>
        </text:list-item>
      </text:list>
      <text:list xml:id="list61195165576725322" text:style-name="L4">
        <text:list-item>
          <text:list>
            <text:list-item>
              <text:p text:style-name="P46">Documentation chapter 3.7.10 <text:span text:style-name="InstructionMacro">setMergePoint</text:span>, the list of commands for Arg2 was incorrect.</text:p>
            </text:list-item>
            <text:list-item>
              <text:p text:style-name="P46">Example in module Template7 had an incorrect argument Arg3 in <text:span text:style-name="InstructionMacro">setMergePoint</text:span>.</text:p>
            </text:list-item>
            <text:list-item>
              <text:p text:style-name="P46">When creating an hyperlink in a help page, the keyword (internal, external, etc) is now recognized in any character case.</text:p>
            </text:list-item>
            <text:list-item>
              <text:p text:style-name="P46">Creation of localized help, hyperlink to an existing OpenOffice help page : the address of a help page displayed by the macro was incorrect when the page was found by a help search.</text:p>
            </text:list-item>
          </text:list>
        </text:list-item>
      </text:list>
      <text:list xml:id="list38833616" text:continue-list="list38827513" text:style-name="L2">
        <text:list-item>
          <text:p text:style-name="P44">Version 2.1.0 :</text:p>
        </text:list-item>
      </text:list>
      <text:list xml:id="list6706353227852493548" text:style-name="L5">
        <text:list-item>
          <text:list>
            <text:list-item>
              <text:p text:style-name="P47">An extension can define several toolbars (instead of only one).</text:p>
            </text:list-item>
            <text:list-item>
              <text:p text:style-name="P47">The list of Application contexts is revised, see chapter 3.5.</text:p>
            </text:list-item>
            <text:list-item>
              <text:p text:style-name="P47">The argument of <text:span text:style-name="InstructionMacro">beginMergeInstruction</text:span> becomes mandatory.</text:p>
            </text:list-item>
          </text:list>
        </text:list-item>
      </text:list>
      <text:list xml:id="list38811255" text:continue-list="list38833616" text:style-name="L2">
        <text:list-item>
          <text:p text:style-name="P44">Version 2.0.0 :</text:p>
        </text:list-item>
      </text:list>
      <text:list xml:id="list8513811610325125921" text:style-name="L6">
        <text:list-item>
          <text:list>
            <text:list-item>
              <text:p text:style-name="P48">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8"><text:s/>As a consequence of above, block <text:span text:style-name="InstructionMacro">Dependencies</text:span> and instruction <text:span text:style-name="InstructionMacro">setOOoDependency</text:span> are suppressed.</text:p>
            </text:list-item>
            <text:list-item>
              <text:p text:style-name="P48">Arg3 of <text:span text:style-name="InstructionMacro">beginDescription</text:span> is no longer used.</text:p>
            </text:list-item>
            <text:list-item>
              <text:p text:style-name="P48">Syntax of Block <text:span text:style-name="InstructionMacro">UpdateInformation</text:span> and instruction <text:span text:style-name="InstructionMacro">setUpdateSource</text:span> have changed.</text:p>
            </text:list-item>
            <text:list-item>
              <text:p text:style-name="P48">Syntax of instruction <text:span text:style-name="InstructionMacro">setLicense</text:span> has changed.</text:p>
            </text:list-item>
            <text:list-item>
              <text:p text:style-name="P48">Some obsolete extension features are no longer supported. Compiled extensions now need OpenOffice.org version 2.4 or more recent (LibreOffice, Apache OpenOffice).</text:p>
            </text:list-item>
            <text:list-item>
              <text:p text:style-name="P48">Macros of this document are now published under Apache License version 2.0.</text:p>
            </text:list-item>
          </text:list>
        </text:list-item>
      </text:list>
      <text:list xml:id="list38803119" text:continue-list="list38811255" text:style-name="L2">
        <text:list-item>
          <text:p text:style-name="P44">Version 1.5.3 :</text:p>
        </text:list-item>
      </text:list>
      <text:list xml:id="list7071286501703395313" text:style-name="L7">
        <text:list-item>
          <text:list>
            <text:list-item>
              <text:p text:style-name="P49">Help pages containing an hyperlink to an OpenOffice help page : a macro provides now the address of the page. See explanations at <text:span text:style-name="T8">Page7 : Hyperlinks</text:span>.</text:p>
            </text:list-item>
            <text:list-item>
              <text:p text:style-name="P49">The license examples are purged from the directives for use which are not part of the license itself.</text:p>
            </text:list-item>
            <text:list-item>
              <text:p text:style-name="P49">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2115815534101679362" text:style-name="L8">
        <text:list-item>
          <text:p text:style-name="P50">Basic library Standard, Module1 : your instruction inside the Sub myExtension</text:p>
        </text:list-item>
        <text:list-item>
          <text:p text:style-name="P50"><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0">Localized <text:a xlink:type="simple" xlink:href="#6.4.2.Help pages for ExtensionCompiler|outline" text:style-name="Internet_20_link" text:visited-style-name="Visited_20_Internet_20_Link">help text pages and trees</text:a>.</text:p>
        </text:list-item>
      </text:list>
      <text:h text:style-name="P79"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emph</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84"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4">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5" draw:style-name="gr1" draw:text-style-name="P86" svg:width="0.802cm" svg:height="0.451cm" svg:x="2.3cm" svg:y="0.199cm" draw:control="control1"/><draw:control text:anchor-type="paragraph" draw:z-index="6" draw:style-name="gr1" draw:text-style-name="P86"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7" draw:style-name="gr1" draw:text-style-name="P86" svg:width="0.802cm" svg:height="0.451cm" svg:x="2.304cm" svg:y="0.199cm" draw:control="control3"/><draw:control text:anchor-type="paragraph" draw:z-index="8" draw:style-name="gr1" draw:text-style-name="P86" svg:width="9cm" svg:height="0.451cm" svg:x="3.6cm" svg:y="0.196cm" draw:control="control4"/>To version</text:p>
      <text:p text:style-name="Frame_20_contents"/>
      <text:p text:style-name="Frame_20_contents"/>
      <text:p text:style-name="Frame_20_contents"><draw:control text:anchor-type="paragraph" draw:z-index="9" draw:style-name="gr1" draw:text-style-name="P87" svg:width="8.362cm" svg:height="0.689cm" svg:x="3.621cm" svg:y="0.252cm" draw:control="control5"/></text:p>
      <text:p text:style-name="Frame_20_contents"/>
      <text:p text:style-name="P34">Compilation results</text:p>
      <text:p text:style-name="P34"><draw:control text:anchor-type="paragraph" draw:z-index="10" draw:style-name="gr1" draw:text-style-name="P88"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83"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1">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2" draw:style-name="gr1" draw:text-style-name="P86" svg:width="0.802cm" svg:height="0.451cm" svg:x="2.33cm" svg:y="0.199cm" draw:control="control6"/><draw:control text:anchor-type="paragraph" draw:z-index="13" draw:style-name="gr1" draw:text-style-name="P86"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4" draw:style-name="gr1" draw:text-style-name="P86" svg:width="0.802cm" svg:height="0.451cm" svg:x="2.33cm" svg:y="0.199cm" draw:control="control8"/><draw:control text:anchor-type="paragraph" draw:z-index="15" draw:style-name="gr1" draw:text-style-name="P86" svg:width="9cm" svg:height="0.451cm" svg:x="3.692cm" svg:y="0.199cm" draw:control="control9"/>To version</text:p>
      <text:p text:style-name="Frame_20_contents"/>
      <text:p text:style-name="Frame_20_contents"/>
      <text:p text:style-name="Frame_20_contents"><draw:control text:anchor-type="paragraph" draw:z-index="16" draw:style-name="gr1" draw:text-style-name="P87" svg:width="8.362cm" svg:height="0.689cm" svg:x="3.674cm" svg:y="0.367cm" draw:control="control10"/></text:p>
      <text:p text:style-name="Frame_20_contents"/>
      <text:p text:style-name="P34">Compilation results</text:p>
      <text:p text:style-name="Frame_20_contents"><draw:control text:anchor-type="paragraph" draw:z-index="17" draw:style-name="gr1" draw:text-style-name="P88"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3"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8">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9" draw:style-name="gr1" draw:text-style-name="P86" svg:width="0.802cm" svg:height="0.451cm" svg:x="2.33cm" svg:y="0.199cm" draw:control="control11"/><draw:control text:anchor-type="paragraph" draw:z-index="20" draw:style-name="gr1" draw:text-style-name="P86" svg:width="9cm" svg:height="0.451cm" svg:x="3.692cm" svg:y="0.199cm" draw:control="control12"/>From version</text:p>
      <text:p text:style-name="Frame_20_contents"/>
      <text:p text:style-name="Frame_20_contents"/>
      <text:p text:style-name="Frame_20_contents"><draw:control text:anchor-type="paragraph" draw:z-index="21" draw:style-name="gr1" draw:text-style-name="P87"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2" draw:style-name="gr1" draw:text-style-name="P88" svg:width="14.001cm" svg:height="4.001cm" svg:x="0.4cm" svg:y="0.459cm" draw:control="control16"/></text:p>
      <text:p text:style-name="Frame_20_contents"/>
     </draw:text-box>
    </draw:frame></text:p>
      <text:h text:style-name="P79"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8985810952876819210" text:style-name="L9">
        <text:list-item>
          <text:p text:style-name="P51">Description</text:p>
        </text:list-item>
        <text:list-item>
          <text:p text:style-name="P51">Annexes</text:p>
        </text:list-item>
        <text:list-item>
          <text:p text:style-name="P51">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5064032104558071870" text:style-name="L10">
        <text:list-item>
          <text:p text:style-name="P52">Script libraries (Basic, JavaScript, Python, etc) or Dialog libraries, or other non-component libraries,</text:p>
        </text:list-item>
        <text:list-item>
          <text:p text:style-name="P52">shared component libraries,</text:p>
        </text:list-item>
        <text:list-item>
          <text:p text:style-name="P52">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4312087843952039175" text:style-name="L11">
        <text:list-item>
          <text:p text:style-name="P53">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2817919728073434136" text:style-name="L12">
        <text:list-item text:start-value="1">
          <text:p text:style-name="P54">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4">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3">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3">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3">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3"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167220367584878570" text:style-name="L13">
        <text:list-item>
          <text:p text:style-name="P55">A Feed file contains the internet addresses for one or more Update Information files (each for an extension).</text:p>
        </text:list-item>
        <text:list-item>
          <text:p text:style-name="P55">The Update Information File mainly contains dependency information about the new version, and :</text:p>
        </text:list-item>
      </text:list>
      <text:list xml:id="list2524830820321233381" text:style-name="L14">
        <text:list-item>
          <text:p text:style-name="P56">either the internet address to download the new version of the extension</text:p>
        </text:list-item>
        <text:list-item>
          <text:p text:style-name="P56">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3"><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
     <draw:text-box fo:min-height="4.898cm">
      <text:p text:style-name="Frame_20_contents"><draw:frame draw:style-name="fr6" draw:name="images2" text:anchor-type="paragraph" svg:width="18.087cm" svg:height="7.091cm" draw:z-index="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137983612249824782" text:style-name="L15">
        <text:list-item text:start-value="1">
          <text:p text:style-name="P57">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7">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84"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166812438971645568" text:style-name="L16">
        <text:list-item>
          <text:p text:style-name="P58">Arg1 : <text:span text:style-name="InstructionMacro">String</text:span> : mandatory : <text:span text:style-name="InstructionMacro">"File"</text:span> or <text:span text:style-name="InstructionMacro">"Schema"</text:span></text:p>
        </text:list-item>
        <text:list-item>
          <text:p text:style-name="P58">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7422109543241842297" text:style-name="L17">
        <text:list-item>
          <text:p text:style-name="P59">Arg1 : <text:span text:style-name="InstructionMacro">String</text:span> : mandatory, type of control used for the button</text:p>
        </text:list-item>
      </text:list>
      <text:list xml:id="list5025521069140744074" text:style-name="L18">
        <text:list-item>
          <text:p text:style-name="P60">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1930718811145747784" text:style-name="L19">
        <text:list-item>
          <text:p text:style-name="P61">Arg1 : <text:span text:style-name="InstructionMacro">String</text:span> : mandatory ; locale, example <text:span text:style-name="InstructionMacro">"en"</text:span>.</text:p>
        </text:list-item>
        <text:list-item>
          <text:p text:style-name="P61">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4820141318420120741" text:style-name="L20">
        <text:list-item text:start-value="1">
          <text:p text:style-name="P62">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2">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2">Arg1 : <text:span text:style-name="InstructionMacro">String</text:span> : mandatory ; URL path to an image file ; the path is relative to the extension folder.</text:p>
        </text:list-item>
        <text:list-item text:start-value="1">
          <text:p text:style-name="P62">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2687314437050812755" text:style-name="L21">
        <text:list-item>
          <text:p text:style-name="P63">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3338593313809777178" text:style-name="L22">
        <text:list-item>
          <text:p text:style-name="P64">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6">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2">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6">if at installation, no license is appropriate for the locale, the first license is displayed.</text:p>
        </text:list-item>
        <text:list-item>
          <text:p text:style-name="P64">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3">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3">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3">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3">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6483127516994540797" text:style-name="L23">
        <text:list-item>
          <text:p text:style-name="P65">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5">Arg1 : <text:span text:style-name="InstructionMacro">String</text:span> : mandatory ; property name</text:p>
        </text:list-item>
        <text:list-item>
          <text:p text:style-name="P65">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1">Arg1 : <text:span text:style-name="InstructionMacro">String</text:span> : mandatory ; locale, example <text:span text:style-name="InstructionMacro">"en"</text:span>.</text:p>
        </text:list-item>
        <text:list-item>
          <text:p text:style-name="P61">Arg2 : <text:span text:style-name="InstructionMacro">String</text:span> : mandatory ; name of the publisher.</text:p>
        </text:list-item>
        <text:list-item>
          <text:p text:style-name="P61">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1">Arg1 : <text:span text:style-name="InstructionMacro">String</text:span> : mandatory ; locale, example <text:span text:style-name="InstructionMacro">"en"</text:span>.</text:p>
        </text:list-item>
        <text:list-item>
          <text:p text:style-name="P61">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5120479458596882108" text:style-name="L24">
        <text:list-item>
          <text:p text:style-name="P66">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3587649754644140955" text:style-name="L25">
        <text:list-item text:start-value="1">
          <text:p text:style-name="P40">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0">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6406039289078906191" text:style-name="L26">
        <text:list-item text:start-value="1">
          <text:p text:style-name="P67">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7">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4081863812714912225" text:style-name="L27">
        <text:list-item>
          <text:p text:style-name="P68">Arg1 : <text:span text:style-name="InstructionMacro">String</text:span> : how to find the update.xml file</text:p>
        </text:list-item>
        <text:list-item>
          <text:p text:style-name="P77"><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77"><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68">Arg2 : <text:span text:style-name="InstructionMacro">String</text:span> : how to find the oxt file</text:p>
        </text:list-item>
        <text:list-item>
          <text:p text:style-name="P77"><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77"><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5044009386994361808" text:style-name="L28">
        <text:list-item>
          <text:p text:style-name="P69">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9">Arg2 : <text:span text:style-name="InstructionMacro">String</text:span> : the library name (which is also the name of the folder containing the Basic library).</text:p>
        </text:list-item>
        <text:list-item>
          <text:p text:style-name="P69">Arg3 : <text:span text:style-name="InstructionMacro">String</text:span> : the name of the module containing the macro.</text:p>
        </text:list-item>
        <text:list-item>
          <text:p text:style-name="P69">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2842173386111857397" text:style-name="L29">
        <text:list-item>
          <text:p text:style-name="P70">Arg1 : <text:span text:style-name="InstructionMacro">String</text:span> : <text:span text:style-name="InstructionMacro">"BeanShell"</text:span></text:p>
        </text:list-item>
        <text:list-item>
          <text:p text:style-name="P70">Arg2 : <text:span text:style-name="InstructionMacro">String</text:span> : the library name (which is also the name of the folder containing the BeanShell library).</text:p>
        </text:list-item>
        <text:list-item>
          <text:p text:style-name="P70">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text:span><text:span text:style-name="InstructionMacro">descriptor.xml</text:span> which describes the library.</text:p>
      <text:p text:style-name="Text_20_body">Example :</text:p>
      <text:p text:style-name="ligneMacro"><text:s text:c="2"/>setURL("BeanShell", "bshTest1", "HeyWriter.bsh")</text:p>
      <text:p text:style-name="Heading_20_4">Run a JavaScript macro</text:p>
      <text:list xml:id="list5452505164644350469" text:style-name="L30">
        <text:list-item>
          <text:p text:style-name="P71">Arg1 : <text:span text:style-name="InstructionMacro">String</text:span> : <text:span text:style-name="InstructionMacro">"JavaScript"</text:span></text:p>
        </text:list-item>
        <text:list-item>
          <text:p text:style-name="P71">Arg2 : <text:span text:style-name="InstructionMacro">String</text:span> : the library name (which is also the name of the folder containing the JavaScript library).</text:p>
        </text:list-item>
        <text:list-item>
          <text:p text:style-name="P71">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3108034924199520254" text:style-name="L31">
        <text:list-item>
          <text:p text:style-name="P72">Arg1 : <text:span text:style-name="InstructionMacro">String</text:span> : <text:span text:style-name="InstructionMacro">"Java"</text:span></text:p>
        </text:list-item>
        <text:list-item>
          <text:p text:style-name="P72">Arg2 : <text:span text:style-name="InstructionMacro">String</text:span> : the library name (which is also the name of the folder containing the Java library).</text:p>
        </text:list-item>
        <text:list-item>
          <text:p text:style-name="P72">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2">Arg1 : <text:span text:style-name="InstructionMacro">String</text:span> : <text:span text:style-name="InstructionMacro">"Python"</text:span></text:p>
        </text:list-item>
        <text:list-item>
          <text:p text:style-name="P72">Arg2 : <text:span text:style-name="InstructionMacro">String</text:span> : the path to the Python file, relative to the extension folder</text:p>
        </text:list-item>
        <text:list-item>
          <text:p text:style-name="P72">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1163007623727636893" text:style-name="L32">
        <text:list-item>
          <text:p text:style-name="P73">Arg1 : <text:span text:style-name="InstructionMacro">String</text:span> : ""</text:p>
        </text:list-item>
        <text:list-item>
          <text:p text:style-name="P73">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7743972117988087822" text:style-name="L33">
        <text:list-item text:start-value="1">
          <text:p text:style-name="P41">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1">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1">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1">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8"><text:span text:style-name="InstructionMacro">"Basic"</text:span> : folder containing the Basic Library (code and dialog modules)</text:p>
        </text:list-item>
        <text:list-item>
          <text:p text:style-name="P78"><text:span text:style-name="InstructionMacro">"Dialog"</text:span> : folder containing the Dialog Library (dialog modules only)</text:p>
        </text:list-item>
        <text:list-item>
          <text:p text:style-name="P78"><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8"><text:span text:style-name="InstructionMacro">"Python"</text:span> : folder containing the python file(s) containing the script(s)</text:p>
        </text:list-item>
        <text:list-item>
          <text:p text:style-name="P78"><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890219465212396195" text:style-name="L34">
        <text:list-item>
          <text:p text:style-name="P74">first create the library in My Macros with the user interface, and test your routines ;</text:p>
        </text:list-item>
        <text:list-item>
          <text:p text:style-name="P74">copy the folder that OOo created from your <text:span text:style-name="InstructionMacro">user/</text:span> folder to your extension folder ; for Basic, use the « Export as Basic library » facility</text:p>
        </text:list-item>
        <text:list-item>
          <text:p text:style-name="P74">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2">Arg1 : <text:span text:style-name="InstructionMacro">String</text:span> : begins with <text:span text:style-name="InstructionMacro">"media-type="</text:span> followed by the complete media type string</text:p>
        </text:list-item>
        <text:list-item>
          <text:p text:style-name="P72">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80"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81"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79" text:outline-level="1"><text:bookmark-start text:name="__RefHeading__78142_325084090"/>Data used by extension <text:file-name text:display="name">emph</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emph -- Toolbar to quickly assign the "Emphasis" and "Strong Emphasis" character styles.</text:p>
      <text:p text:style-name="tooltipText"/>
      <text:p text:style-name="tooltipLang"><text:bookmark-start text:name="__RefHeading__44467_325084090"/>Tooltip de<text:bookmark-end text:name="__RefHeading__44467_325084090"/></text:p>
      <text:p text:style-name="descrText">emph – Werkzeugleiste, um schnell die Zeichenvorlagen "Betont" und "Stark Betont" zuzuweisen.</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Button bar with buttons for “emphasize” and “strong emphasize”.</text:p>
      <text:p text:style-name="P39"><text:soft-page-break/></text:p>
      <text:p text:style-name="descrText"/>
      <text:p text:style-name="descrLang"><text:bookmark-start text:name="__RefHeading__78156_325084090"/>Description de<text:bookmark-end text:name="__RefHeading__78156_325084090"/></text:p>
      <text:p text:style-name="descrText">Symbolleiste mit Buttons für “betont” und “stark betont”.</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4740448544833995408" text:style-name="L35">
        <text:list-item>
          <text:p text:style-name="P75">Create a Writer file containing the licenses (possibly in several languages). You can of course have a Table of Contents and use formatting. </text:p>
        </text:list-item>
        <text:list-item>
          <text:p text:style-name="P75">In order to provide a read-only text, convert the Writer file to PDF and store the PDF in the folder dedicated to your extension. </text:p>
        </text:list-item>
        <text:list-item>
          <text:p text:style-name="P75">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1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4899358599283940952"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4316467409784313169"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5981295656883801658"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8807423" text:continue-numbering="true" text:style-name="hlp_5f_list_5f_dot">
        <text:list-item>
          <text:p text:style-name="hlp_5f_list_5f_dot"><text:soft-page-break/>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8747085181090472598"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1529386809702731727"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6658984182126755325"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42</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text:soft-page-break/>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42</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42</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text:soft-page-break/>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42</dc:date>
     <text:p>internal</text:p>
     <text:p>Page2</text:p>
     <text:p/>
    </office:annotation>Paragraph styles</text:p>
      <text:p text:style-name="P28"><office:annotation>
     <dc:creator>BM</dc:creator>
     <dc:date>2008-03-13T00:00:00.42</dc:date>
     <text:p>internal</text:p>
     <text:p>Page7</text:p>
     <text:p/>
    </office:annotation>Hyperlinks</text:p>
      <text:p text:style-name="hlp_5f_paragraph"><text:span text:style-name="T14"><office:annotation>
      <dc:creator>BM</dc:creator>
      <dc:date>2008-03-13T00:00:00.43</dc:date>
      <text:p>internal</text:p>
      <text:p>Page3</text:p>
      <text:p/>
     </office:annotation></text:span><text:span text:style-name="T14">Text formatting</text:span></text:p>
      <text:p text:style-name="P28"><office:annotation>
     <dc:creator>BM</dc:creator>
     <dc:date>2008-03-26T00:00:00.43</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text:soft-page-break/>Here is an example of a link <office:annotation>
     <dc:creator>BM</dc:creator>
     <dc:date>2008-03-13T00:00:00.43</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43</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43</dc:date>
     <text:p>external</text:p>
     <text:p>text/swriter/main0210.xhp</text:p>
     <text:p/>
    </office:annotation><text:span text:style-name="T14">Preview topic</text:span> </text:p>
      <text:p text:style-name="hlp_5f_paragraph">This hyperlink displays <text:s/><office:annotation>
     <dc:creator>BM</dc:creator>
     <dc:date>2008-03-15T00:00:00.43</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8822231" text:continue-list="list4899358599283940952" text:style-name="hlp_5f_tag">
        <text:list-item text:start-value="1">
          <text:p text:style-name="hlp_5f_tag">index = Help editing;Images</text:p>
        </text:list-item>
      </text:list>
      <text:p text:style-name="hlp_5f_head1"><text:soft-page-break/>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38809387" text:continue-list="list38807423"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43</dc:date>
     <text:p text:style-name="P85"><text:span text:style-name="T23">image</text:span></text:p>
     <text:p text:style-name="P85"><text:span text:style-name="T23">Images/Help/dontfeedtrolls.gif</text:span></text:p>
     <text:p text:style-name="P85"><text:span text:style-name="T23">icon</text:span></text:p>
     <text:p text:style-name="P85"><text:span text:style-name="T23"/></text:p>
    </office:annotation> within a text.</text:p>
      <text:p text:style-name="hlp_5f_paragraph"><text:line-break/><text:line-break/>Now a bigger image in a blank line.</text:p>
      <text:p text:style-name="hlp_5f_paragraph"><office:annotation>
     <dc:creator>Bernard Marcelly</dc:creator>
     <dc:date>2009-01-24T10:50:50.44</dc:date>
     <text:p text:style-name="P85"><text:span text:style-name="T23">image</text:span></text:p>
     <text:p text:style-name="P85"><text:span text:style-name="T23">Images/Help/sailingShip.wmf</text:span></text:p>
     <text:p text:style-name="P85"><text:span text:style-name="T23">Old sailing ship</text:span></text:p>
     <text:p text:style-name="P85"><text:span text:style-name="T23"/></text:p>
    </office:annotation></text:p>
      <text:p text:style-name="hlp_5f_paragraph"/>
      <text:p text:style-name="hlp_5f_paragraph"><text:line-break/><text:line-break/>Finally an image<office:annotation>
     <dc:creator>Bernard Marcelly</dc:creator>
     <dc:date>2009-01-24T20:53:22.44</dc:date>
     <text:p text:style-name="P85"><text:span text:style-name="T23">imageOOo</text:span></text:p>
     <text:p text:style-name="P85"><text:span text:style-name="T23">sd/res/get1obj.png</text:span></text:p>
    </office:annotation> from OpenOffice resources</text:p>
      <text:p text:style-name="hlp_5f_page">Page10 : Creating the Help tree</text:p>
      <text:list xml:id="list38819169" text:continue-list="list38822231" text:style-name="hlp_5f_tag">
        <text:list-item text:start-value="1">
          <text:p text:style-name="hlp_5f_tag">index = Help editing;Help Tree</text:p>
        </text:list-item>
      </text:list>
      <text:p text:style-name="hlp_5f_head1"><text:soft-page-break/>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text:soft-page-break/>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emph</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emph</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7" meta:word-count="13235" meta:character-count="81948"/>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emph", "1.9.1") ' fill with your values
  setExtensionDescription("en, de")
  setDisplayName("en", "emph - Use character styles for text markup.")
  setDisplayName("de", "emph - Zeichenvorlagen zur Textauszeichnung anwenden.")
  setTooltip("en, de", "en") ' deprecated ! starting from 3.1,use instead setExtensionDescription

  setPublisherName("en", "Peter Triesberger", "https://github.com/peter88213")
  setLicense("en")

beginUpdateInformation("direct", "direct") 
  setUpdateSource("https://raw.githubusercontent.com/peter88213/emph/master/", "https://raw.githubusercontent.com/peter88213/emph/master/")
endUpdateInformation

endDescription  


beginAnnexes 
  useLibrary("Basic", "emph/")
endAnnexes

beginAddonUI

  beginOfficeHelp
	   beginTitles()
	  	setTitle("emph help", "en")
      endTitles
      setURL("Basic", "emph", "help", "show_help")
  endOfficeHelp


  beginOfficeMenuBarMerging

    beginMergeInstruction("Writer")
      	setMergePoint(".uno:FormatMenu\.uno:PageDialog", "AddAfter", "AddLast") 

      	beginMergeItems
      
        	addSeparator
        	
			beginMenu
			
			  beginTitles
			    setTitle("Convert text markup", "en")
			    setTitle("Textauszeichnungen umwandeln", "de")
			  endTitles

			  beginMenuItems
				
				beginCommand
					beginTitles("Writer")
					  setTitle("Convert direct formatting to character styles", "en")
					  setTitle("Direkte Formatierung zu Zeichenvorlagen umwandeln", "de")
					endTitles
					setURL("Basic", "emph", "Styles", "Main")
				endCommand
				
				AddSeparator

				beginCommand
					beginTitles("Writer")
					  setTitle("Convert Italic to Emphasis", "en")
					  setTitle("Kursiv zu betont umwandeln", "de")
					endTitles
					setURL("Basic", "emph", "Styles", "italic_to_emphasis")
				endCommand
				
				beginCommand
					beginTitles("Writer")
					  setTitle("Convert Bold to Strong Emphasis", "en")
					  setTitle("Fett zu Stark betont umwandeln", "de")
					endTitles
					setURL("Basic", "emph", "Styles", "bold_to_strong")
				endCommand
				
				AddSeparator

				beginCommand
					beginTitles("Writer")
					  setTitle("Convert character styles to direct formatting", "en")
					  setTitle("Zeichenvorlagen zu direkter Formatierung umwandeln", "de")
					endTitles
					setURL("Basic", "emph", "Direct", "Main")
				endCommand

				AddSeparator

				beginCommand
					beginTitles("Writer")
					  setTitle("Convert Emphasis to Italic", "en")
					  setTitle("Betont zu Kursiv umwandeln", "de")
					endTitles
					setURL("Basic", "emph", "Direct", "emphasis_to_italic")
				endCommand
				
				beginCommand
					beginTitles("Writer")
					  setTitle("Convert Strong Emphasis to Bold", "en")
					  setTitle("Stark betont zu Fett umwandeln", "de")
					endTitles
					setURL("Basic", "emph", "Direct", "strong_to_bold")
				endCommand				
				
				AddSeparator

				beginCommand
					beginTitles("Writer")
						setTitle("Help", "en")
						setTitle("Hilfe", "de")
					endTitles
					setURL("Basic", "emph", "help", "show_help")
				endCommand
				
			  endMenuItems
			  
			endMenu
		            
    	endMergeItems

  	endMergeInstruction

  endOfficeMenuBarMerging

  beginAddonMenu

    beginMenu
    
      beginTitles
	    setTitle("Convert text markup", "en")
	    setTitle("Textauszeichnungen umwandeln", "de")
      endTitles

	  beginMenuItems
		
		beginCommand
			beginTitles("Writer")
			  setTitle("Convert direct formatting to character styles", "en")
		      setTitle("Direkte Formatierung zu Zeichenvorlagen umwandeln", "de")
			endTitles
			setURL("Basic", "emph", "Styles", "Main")
		endCommand
		
		AddSeparator

		beginCommand
			beginTitles("Writer")
			  setTitle("Convert Italic to Emphasis", "en")
			  setTitle("Kursiv zu betont umwandeln", "de")
			endTitles
			setURL("Basic", "emph", "Styles", "italic_to_emphasis")
		endCommand
		
		beginCommand
			beginTitles("Writer")
			  setTitle("Convert Bold to Strong Emphasis", "en")
			  setTitle("Fett zu Stark betont umwandeln", "de")
			endTitles
			setURL("Basic", "emph", "Styles", "bold_to_strong")
		endCommand
		
		AddSeparator

		beginCommand
			beginTitles("Writer")
			  setTitle("Convert character styles to direct formatting", "en")
			  setTitle("Zeichenvorlagen zu direkter Formatierung umwandeln", "de")
			endTitles
			setURL("Basic", "emph", "Direct", "Main")
		endCommand

		AddSeparator

		beginCommand
			beginTitles("Writer")
			  setTitle("Convert Emphasis to Italic", "en")
			  setTitle("Betont zu Kursiv umwandeln", "de")
			endTitles
			setURL("Basic", "emph", "Direct", "emphasis_to_italic")
		endCommand
		
		beginCommand
			beginTitles("Writer")
			  setTitle("Convert Strong Emphasis to Bold", "en")
			  setTitle("Stark betont zu Fett umwandeln", "de")
			endTitles
			setURL("Basic", "emph", "Direct", "strong_to_bold")
		endCommand				
		
		AddSeparator

		beginCommand
			beginTitles("Writer")
				setTitle("Help", "en")
				setTitle("Hilfe", "de")
			endTitles
			setURL("Basic", "emph", "help", "show_help")
		endCommand
		
	  endMenuItems
	  
	endMenu
      
  endAddonMenu
  
  beginOfficeToolbar

    beginTbTitles("Writer")
      setTitle("emph")
    endTbTitles

		beginButton()
            beginTitles("Writer")
              setTitle("Emphasis", "en")
              setTitle("Betont", "de")
            endTitles
            setURL("Basic", "emph", "Common", "Emphasis")
			setImage("icons/Emphasis")
		endButton

		beginButton()
            beginTitles("Writer")
              setTitle("Strong emphasis", "en")
              setTitle("Stark betont", "de")
            endTitles
            setURL("Basic", "emph", "Common", "StrongEmphasis")
			setImage("icons/Strong")
		endButton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